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3d4b4" officeooo:paragraph-rsid="0013d4b4" style:font-weight-asian="bold" style:font-weight-complex="bold"/>
    </style:style>
    <style:style style:name="P2" style:family="paragraph" style:parent-style-name="Standard">
      <style:text-properties fo:font-weight="bold" officeooo:rsid="0014e4aa" officeooo:paragraph-rsid="0014e4aa" style:font-weight-asian="bold" style:font-weight-complex="bold"/>
    </style:style>
    <style:style style:name="P3" style:family="paragraph" style:parent-style-name="Standard">
      <style:text-properties fo:font-weight="bold" officeooo:rsid="0015f466" officeooo:paragraph-rsid="0015f466" style:font-weight-asian="bold" style:font-weight-complex="bold"/>
    </style:style>
    <style:style style:name="P4" style:family="paragraph" style:parent-style-name="Standard">
      <style:text-properties fo:font-weight="normal" officeooo:rsid="0013d4b4" officeooo:paragraph-rsid="0013d4b4" style:font-weight-asian="normal" style:font-weight-complex="normal"/>
    </style:style>
    <style:style style:name="P5" style:family="paragraph" style:parent-style-name="Standard">
      <style:text-properties fo:font-weight="normal" officeooo:rsid="0014e4aa" officeooo:paragraph-rsid="0014e4aa" style:font-weight-asian="normal" style:font-weight-complex="normal"/>
    </style:style>
    <style:style style:name="P6" style:family="paragraph" style:parent-style-name="Standard">
      <style:text-properties fo:font-weight="normal" officeooo:rsid="0015f466" officeooo:paragraph-rsid="0015f466" style:font-weight-asian="normal" style:font-weight-complex="normal"/>
    </style:style>
    <style:style style:name="P7" style:family="paragraph" style:parent-style-name="Standard">
      <style:text-properties fo:font-weight="normal" officeooo:rsid="00175ad3" officeooo:paragraph-rsid="00175ad3" style:font-weight-asian="normal" style:font-weight-complex="normal"/>
    </style:style>
    <style:style style:name="P8" style:family="paragraph" style:parent-style-name="Standard">
      <style:text-properties fo:font-size="16pt" fo:font-weight="bold" officeooo:rsid="0013d4b4" officeooo:paragraph-rsid="0013d4b4" style:font-size-asian="16pt" style:font-weight-asian="bold" style:font-size-complex="16pt" style:font-weight-complex="bold"/>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nsible</text:p>
      <text:p text:style-name="P4"/>
      <text:p text:style-name="P1">Introduction</text:p>
      <text:p text:style-name="P4">Configuration management systems are designed to make controlling large numbers of servers easy for administrators and operations teams. They allow you to control many different systems in an automated way from one central location.</text:p>
      <text:p text:style-name="P4"/>
      <text:p text:style-name="P2">Installation</text:p>
      <text:p text:style-name="P5"><text:a xlink:type="simple" xlink:href="https://www.digitalocean.com/community/tutorials/how-to-install-and-configure-ansible-on-ubuntu-14-04">https://www.digitalocean.com/community/tutorials/how-to-install-and-configure-ansible-on-ubuntu-14-04</text:a></text:p>
      <text:p text:style-name="P7"><text:a xlink:type="simple" xlink:href="https://serversforhackers.com/an-ansible-tutorial">https://serversforhackers.com/an-ansible-tutorial</text:a></text:p>
      <text:p text:style-name="P7"/>
      <text:p text:style-name="P3">Ansible CheetSheet</text:p>
      <text:p text:style-name="P3"><text:a xlink:type="simple" xlink:href="http://wall-skills.com/wp-content/uploads/2014/03/Ansible-Cheat-Sheet_Wall-Skills1.pdf"><text:span text:style-name="T1">http://wall-skills.com/wp-content/uploads/2014/03/Ansible-Cheat-Sheet_Wall-Skills1.pdf</text:span></text:a></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1T18:01:32.359826828</meta:creation-date>
    <dc:date>2017-02-22T16:21:53.204072061</dc:date>
    <meta:editing-duration>PT13M12S</meta:editing-duration>
    <meta:editing-cycles>5</meta:editing-cycles>
    <meta:generator>LibreOffice/4.2.8.2$Linux_X86_64 LibreOffice_project/420m0$Build-2</meta:generator>
    <meta:document-statistic meta:table-count="0" meta:image-count="0" meta:object-count="0" meta:page-count="1" meta:paragraph-count="8" meta:word-count="42" meta:character-count="517" meta:non-whitespace-character-count="483"/>
  </office:meta>
</office:document-meta>
</file>